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column table:style-name="co9" table:default-cell-style-name="ce1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category-screens\Action.png</text:p>
          </table:table-cell>
          <table:table-cell table:style-name="ce2" table:number-columns-repeated="1021"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ASTEROIDS</text:p>
          </table:table-cell>
          <table:table-cell office:value-type="string">
            <text:p>Arcade\ASTEROIDS.png</text:p>
          </table:table-cell>
          <table:table-cell office:value-type="string">
            <text:p>Arcade\ASTEROIDS.he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Pyoro</text:p>
          </table:table-cell>
          <table:table-cell office:value-type="string">
            <text:p>Action\Pyoro.png</text:p>
          </table:table-cell>
          <table:table-cell office:value-type="string">
            <text:p>Action\Pyor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hesola10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7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20]" office:value-type="float" office:value="1">
            <text:p>1</text:p>
          </table:table-cell>
          <table:table-cell office:value-type="string">
            <text:p>Breakout</text:p>
          </table:table-cell>
          <table:table-cell office:value-type="string">
            <text:p>Arcade\Breakout.png</text:p>
          </table:table-cell>
          <table:table-cell office:value-type="string">
            <text:p>Arcade\Breakout.he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SebGoscik 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BreakoutV</text:p>
          </table:table-cell>
          <table:table-cell office:value-type="string">
            <text:p>Arcade\BreakoutV.png</text:p>
          </table:table-cell>
          <table:table-cell office:value-type="string">
            <text:p>Arcade\BreakoutV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2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23]" office:value-type="float" office:value="1">
            <text:p>1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19]+1" office:value-type="float" office:value="2">
            <text:p>2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>category-screens\Adventure.png</text:p>
          </table:table-cell>
          <table:table-cell table:style-name="ce3" table:number-columns-repeated="1021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9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30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31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32]+1" office:value-type="float" office:value="3">
            <text:p>3</text:p>
          </table:table-cell>
          <table:table-cell table:style-name="ce4" office:value-type="string">
            <text:p>Arcade</text:p>
          </table:table-cell>
          <table:table-cell table:style-name="ce4" office:value-type="string">
            <text:p>category-screens\Arcade.png</text:p>
          </table:table-cell>
          <table:table-cell table:style-name="ce4" table:number-columns-repeated="1021"/>
        </table:table-row>
        <table:table-row table:style-name="ro1">
          <table:table-cell table:formula="of:=[.A33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6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7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socialdistance</text:p>
          </table:table-cell>
          <table:table-cell office:value-type="string">
            <text:p>Arcade\socialdistance.png</text:p>
          </table:table-cell>
          <table:table-cell office:value-type="string">
            <text:p>Arcade\socialdistanc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msanatan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Haramberevenge</text:p>
          </table:table-cell>
          <table:table-cell office:value-type="string">
            <text:p>Arcade\Haramberevenge.png</text:p>
          </table:table-cell>
          <table:table-cell office:value-type="string">
            <text:p>Arcade\Harambereven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MorganLapis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5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6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7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8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9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9]+1" office:value-type="float" office:value="4">
            <text:p>4</text:p>
          </table:table-cell>
          <table:table-cell table:style-name="ce5" office:value-type="string">
            <text:p>Runner</text:p>
          </table:table-cell>
          <table:table-cell table:style-name="ce5" office:value-type="string">
            <text:p>category-screens\Runner.png</text:p>
          </table:table-cell>
          <table:table-cell table:style-name="ce5" table:number-columns-repeated="1021"/>
        </table:table-row>
        <table:table-row table:style-name="ro1">
          <table:table-cell table:formula="of:=[.A61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71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2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71]+1" office:value-type="float" office:value="5">
            <text:p>5</text:p>
          </table:table-cell>
          <table:table-cell table:style-name="ce6" office:value-type="string">
            <text:p>Platformer</text:p>
          </table:table-cell>
          <table:table-cell table:style-name="ce6" office:value-type="string">
            <text:p>category-screens\Platformer.png</text:p>
          </table:table-cell>
          <table:table-cell table:style-name="ce6" table:number-columns-repeated="1021"/>
        </table:table-row>
        <table:table-row table:style-name="ro1">
          <table:table-cell table:formula="of:=[.A74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7]" office:value-type="float" office:value="5">
            <text:p>5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7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8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9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90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91]+1" office:value-type="float" office:value="6">
            <text:p>6</text:p>
          </table:table-cell>
          <table:table-cell table:style-name="ce3" office:value-type="string">
            <text:p>Strategy</text:p>
          </table:table-cell>
          <table:table-cell table:style-name="ce3" office:value-type="string">
            <text:p>category-screens\Strategy.png</text:p>
          </table:table-cell>
          <table:table-cell table:style-name="ce3" table:number-columns-repeated="1021"/>
        </table:table-row>
        <table:table-row table:style-name="ro1">
          <table:table-cell table:formula="of:=[.A92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3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4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5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6]+1" office:value-type="float" office:value="7">
            <text:p>7</text:p>
          </table:table-cell>
          <table:table-cell table:style-name="ce7" office:value-type="string">
            <text:p>Puzzle</text:p>
          </table:table-cell>
          <table:table-cell table:style-name="ce7" office:value-type="string">
            <text:p>category-screens\Puzzle.png</text:p>
          </table:table-cell>
          <table:table-cell table:style-name="ce7" table:number-columns-repeated="1021"/>
        </table:table-row>
        <table:table-row table:style-name="ro1">
          <table:table-cell table:formula="of:=[.A97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>
            <text:p>7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11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2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3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4]+1" office:value-type="float" office:value="8">
            <text:p>8</text:p>
          </table:table-cell>
          <table:table-cell table:style-name="ce8" office:value-type="string">
            <text:p>Skill</text:p>
          </table:table-cell>
          <table:table-cell table:style-name="ce8" office:value-type="string">
            <text:p>category-screens\Skill.png</text:p>
          </table:table-cell>
          <table:table-cell table:style-name="ce8" table:number-columns-repeated="1021"/>
        </table:table-row>
        <table:table-row table:style-name="ro1">
          <table:table-cell table:formula="of:=[.A115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>
            <text:p>8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7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8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9]" office:value-type="float" office:value="8">
            <text:p>8</text:p>
          </table:table-cell>
          <table:table-cell office:value-type="string">
            <text:p>NBOTK</text:p>
          </table:table-cell>
          <table:table-cell office:value-type="string">
            <text:p>Puzzle\NBOTK.png</text:p>
          </table:table-cell>
          <table:table-cell office:value-type="string">
            <text:p>Puzzle\NBOTK.hex</text:p>
          </table:table-cell>
          <table:table-cell table:number-columns-repeated="3"/>
          <table:table-cell office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5]+1" office:value-type="float" office:value="9">
            <text:p>9</text:p>
          </table:table-cell>
          <table:table-cell table:style-name="ce9" office:value-type="string">
            <text:p>Tabletop</text:p>
          </table:table-cell>
          <table:table-cell table:style-name="ce9" office:value-type="string">
            <text:p>category-screens\Tabletop.png</text:p>
          </table:table-cell>
          <table:table-cell table:style-name="ce9" table:number-columns-repeated="1021"/>
        </table:table-row>
        <table:table-row table:style-name="ro1">
          <table:table-cell table:formula="of:=[.A141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8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9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50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51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52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52]+1" office:value-type="float" office:value="10">
            <text:p>10</text:p>
          </table:table-cell>
          <table:table-cell table:style-name="ce10" office:value-type="string">
            <text:p>Racing</text:p>
          </table:table-cell>
          <table:table-cell table:style-name="ce10" office:value-type="string">
            <text:p>category-screens\Racing.png</text:p>
          </table:table-cell>
          <table:table-cell table:style-name="ce10" table:number-columns-repeated="1021"/>
        </table:table-row>
        <table:table-row table:style-name="ro1">
          <table:table-cell table:formula="of:=[.A154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5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6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8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9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60]+1" office:value-type="float" office:value="11">
            <text:p>11</text:p>
          </table:table-cell>
          <table:table-cell table:style-name="ce11" office:value-type="string">
            <text:p>RPG</text:p>
          </table:table-cell>
          <table:table-cell table:style-name="ce11" office:value-type="string">
            <text:p>category-screens\RPG.png</text:p>
          </table:table-cell>
          <table:table-cell table:style-name="ce11" table:number-columns-repeated="1021"/>
        </table:table-row>
        <table:table-row table:style-name="ro1">
          <table:table-cell table:formula="of:=[.A161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70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71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3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74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5]+1" office:value-type="float" office:value="12">
            <text:p>12</text:p>
          </table:table-cell>
          <table:table-cell table:style-name="ce12" office:value-type="string">
            <text:p>Shooter</text:p>
          </table:table-cell>
          <table:table-cell table:style-name="ce12" office:value-type="string">
            <text:p>category-screens\Shooter.png</text:p>
          </table:table-cell>
          <table:table-cell table:style-name="ce12" table:number-columns-repeated="1021"/>
        </table:table-row>
        <table:table-row table:style-name="ro1">
          <table:table-cell table:formula="of:=[.A176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>
            <text:p>12</text:p>
          </table:table-cell>
          <table:table-cell office:value-type="float" office:value="1943">
            <text:p>1943</text:p>
          </table:table-cell>
          <table:table-cell office:value-type="string">
            <text:p>Arcade\1943.png</text:p>
          </table:table-cell>
          <table:table-cell office:value-type="string">
            <text:p>Arcade\1943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formula="of:=[.A201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203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5]+1" office:value-type="float" office:value="13">
            <text:p>13</text:p>
          </table:table-cell>
          <table:table-cell table:style-name="ce13" office:value-type="string">
            <text:p>Sports</text:p>
          </table:table-cell>
          <table:table-cell table:style-name="ce13" office:value-type="string">
            <text:p>category-screens\Sports.png</text:p>
          </table:table-cell>
          <table:table-cell table:style-name="ce13" table:number-columns-repeated="1021"/>
        </table:table-row>
        <table:table-row table:style-name="ro1">
          <table:table-cell table:formula="of:=[.A207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8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9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10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10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12]+1" office:value-type="float" office:value="14">
            <text:p>14</text:p>
          </table:table-cell>
          <table:table-cell table:style-name="ce14" office:value-type="string">
            <text:p>Music</text:p>
          </table:table-cell>
          <table:table-cell table:style-name="ce14" office:value-type="string">
            <text:p>category-screens\Music.png</text:p>
          </table:table-cell>
          <table:table-cell table:style-name="ce14" table:number-columns-repeated="1021"/>
        </table:table-row>
        <table:table-row table:style-name="ro1">
          <table:table-cell table:formula="of:=[.A213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4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6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7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9]+1" office:value-type="float" office:value="15">
            <text:p>15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category-screens\Application.png</text:p>
          </table:table-cell>
          <table:table-cell table:style-name="ce15" table:number-columns-repeated="1021"/>
        </table:table-row>
        <table:table-row table:style-name="ro1">
          <table:table-cell table:formula="of:=[.A220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8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>
            <text:p>15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8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40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41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43]+1" office:value-type="float" office:value="16">
            <text:p>16</text:p>
          </table:table-cell>
          <table:table-cell table:style-name="ce16" office:value-type="string">
            <text:p>Tools</text:p>
          </table:table-cell>
          <table:table-cell table:style-name="ce16" office:value-type="string">
            <text:p>category-screens\Tools.png</text:p>
          </table:table-cell>
          <table:table-cell table:style-name="ce16" table:number-columns-repeated="1021"/>
        </table:table-row>
        <table:table-row table:style-name="ro1">
          <table:table-cell table:formula="of:=[.A244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9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50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51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52]" office:value-type="float" office:value="16">
            <text:p>16</text:p>
          </table:table-cell>
          <table:table-cell office:value-type="string">
            <text:p>SetSystemEEPROM</text:p>
          </table:table-cell>
          <table:table-cell office:value-type="string">
            <text:p>Application\SetSystemEEPROM.png</text:p>
          </table:table-cell>
          <table:table-cell office:value-type="string">
            <text:p>Application\SetSystemEEPRO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53]" office:value-type="float" office:value="16">
            <text:p>16</text:p>
          </table:table-cell>
          <table:table-cell office:value-type="string">
            <text:p>EEPROMEditor</text:p>
          </table:table-cell>
          <table:table-cell office:value-type="string">
            <text:p>Application\EEPROMEditor.png</text:p>
          </table:table-cell>
          <table:table-cell office:value-type="string">
            <text:p>Application\EEPROMEditor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1">08/31/2020</text:date>, <text:time>17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8-31T17:08:53.04</dc:date>
    <meta:editing-cycles>5</meta:editing-cycles>
    <meta:editing-duration>PT1H31M34S</meta:editing-duration>
    <meta:document-statistic meta:table-count="1" meta:cell-count="1439" meta:object-count="0"/>
  </office:meta>
</office:document-meta>
</file>